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49cm" fo:min-width="1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5.498cm" fo:min-width="4.049cm" fo:padding-top="0.151cm" fo:padding-bottom="0.151cm" fo:padding-left="0.276cm" fo:padding-right="0.276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7.298cm" fo:min-width="4.049cm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2.4cm" svg:height="1.499cm" svg:x="1.999cm" svg:y="1.3cm">
          <text:p text:style-name="P1">Sensor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499cm" svg:x="2cm" svg:y="4.6cm">
          <text:p text:style-name="P1">Sensor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499cm" svg:x="12.4cm" svg:y="4.6cm">
          <text:p text:style-name="P1">App Logic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499cm" svg:x="1.901cm" svg:y="7.8cm">
          <text:p text:style-name="P1">Render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199cm" svg:y1="2.799cm" svg:x2="3.2cm" svg:y2="4.6cm" draw:start-shape="id1" draw:start-glue-point="2" draw:end-shape="id2" draw:end-glue-point="0" svg:d="M3199 2799v900h1v901" svg:viewBox="0 0 2 1802">
          <text:p text:style-name="P2"><text:span text:style-name="T1">raw</text:span></text:p>
          <text:p text:style-name="P2"><text:span text:style-name="T1">data</text:span></text:p>
          <text:p text:style-name="P2"><text:span text:style-name="T1"/></text:p>
        </draw:connector>
        <draw:connector draw:style-name="gr2" draw:text-style-name="P3" draw:layer="layout" svg:x1="4.4cm" svg:y1="5.349cm" svg:x2="12.4cm" svg:y2="5.349cm" draw:start-shape="id2" draw:start-glue-point="1" draw:end-shape="id3" draw:end-glue-point="3" svg:d="M4400 5349h8000" svg:viewBox="0 0 8001 1">
          <text:p text:style-name="P4"><text:span text:style-name="T2">2 x H.264/RTP (video </text:span></text:p>
          <text:p text:style-name="P4"><text:span text:style-name="T2">&amp; </text:span><text:span text:style-name="T1">aligned depthmap)</text:span></text:p>
          <text:p text:style-name="P2"><text:span text:style-name="T1"/></text:p>
          <text:p text:style-name="P2"><text:span text:style-name="T1">TUIO 2.0 (object positions)</text:span></text:p>
          <text:p text:style-name="P2"><text:span text:style-name="T1">(+ X3D object geometry?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custom-shape draw:style-name="gr3" draw:text-style-name="P5" draw:layer="layout" svg:width="4.601cm" svg:height="5.8cm" svg:x="0.798cm" svg:y="0.8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8cm" svg:y1="5.349cm" svg:x2="4.301cm" svg:y2="8.549cm" draw:start-shape="id3" draw:start-glue-point="1" draw:end-shape="id4" svg:d="M14800 5349h501v3200h-11000" svg:viewBox="0 0 11001 3201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SV</text:span><text:span text:style-name="T1">G/</text:span><text:span text:style-name="T1">CS</text:span><text:span text:style-name="T1">S </text:span><text:span text:style-name="T1">(ren</text:span><text:span text:style-name="T1">deri</text:span><text:span text:style-name="T1">ng </text:span><text:span text:style-name="T1">cont</text:span><text:span text:style-name="T1">ent) </text:span><text:span text:style-name="T1">(+ </text:span><text:span text:style-name="T1">X3</text:span><text:span text:style-name="T1">D?)</text:span></text:p>
          <text:p text:style-name="P2"><text:span text:style-name="T1">TB</text:span><text:span text:style-name="T1">D: </text:span><text:span text:style-name="T1">vide</text:span><text:span text:style-name="T1">o </text:span><text:span text:style-name="T1">(fro</text:span><text:span text:style-name="T1">m </text:span><text:span text:style-name="T1">othe</text:span><text:span text:style-name="T1">r </text:span><text:span text:style-name="T1">devi</text:span><text:span text:style-name="T1">ces)</text:span><text:span text:style-name="T1">??</text:span></text:p>
        </draw:connector>
        <draw:custom-shape draw:style-name="gr1" draw:text-style-name="P1" xml:id="id5" draw:id="id5" draw:layer="layout" svg:width="2.4cm" svg:height="1.499cm" svg:x="12.399cm" svg:y="0.7cm">
          <text:p text:style-name="P1">other</text:p>
          <text:p text:style-name="P1">device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6cm" svg:y1="4.6cm" svg:x2="13.599cm" svg:y2="2.199cm" draw:start-shape="id3" draw:start-glue-point="0" draw:end-shape="id5" draw:end-glue-point="2" svg:d="M13600 4600v-1201h-1v-1200" svg:viewBox="0 0 2 2402">
          <text:p text:style-name="P2"><text:span text:style-name="T1">video/</text:span><text:span text:style-name="T1">depthmap</text:span></text:p>
          <text:p text:style-name="P2"><text:span text:style-name="T1">&amp; object </text:span><text:span text:style-name="T1">data</text:span></text:p>
        </draw:connector>
        <draw:custom-shape draw:style-name="gr1" draw:text-style-name="P1" xml:id="id6" draw:id="id6" draw:layer="layout" svg:width="2.4cm" svg:height="1.499cm" svg:x="1.901cm" svg:y="10.5cm">
          <text:p text:style-name="P1">Unwarp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101cm" svg:y1="9.299cm" svg:x2="3.101cm" svg:y2="10.5cm" draw:start-shape="id4" draw:start-glue-point="2" draw:end-shape="id6" draw:end-glue-point="0" svg:d="M3101 9299v1201" svg:viewBox="0 0 1 1202">
          <text:p text:style-name="P2"><text:span text:style-name="T1">composit</text:span><text:span text:style-name="T1">e images</text:span></text:p>
          <text:p text:style-name="P2"><text:span text:style-name="T1"/></text:p>
        </draw:connector>
        <draw:custom-shape draw:style-name="gr5" draw:text-style-name="P5" draw:layer="layout" svg:width="4.601cm" svg:height="7.6cm" svg:x="0.798cm" svg:y="7.399cm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4.8cm" svg:y1="5.349cm" svg:x2="4.301cm" svg:y2="11.249cm" draw:start-shape="id3" draw:start-glue-point="1" draw:end-shape="id6" draw:end-glue-point="1" svg:d="M14800 5349h501v5900h-11000" svg:viewBox="0 0 11001 59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"/></text:p>
          <text:p text:style-name="P2"><text:span text:style-name="T1"/></text:p>
          <text:p text:style-name="P2"><text:span text:style-name="T1">H.264/RTP </text:span><text:span text:style-name="T1">(depthmap </text:span><text:span text:style-name="T1">passthroug</text:span><text:span text:style-name="T1">h)</text:span></text:p>
        </draw:connector>
        <draw:custom-shape draw:style-name="gr1" draw:text-style-name="P1" xml:id="id7" draw:id="id7" draw:layer="layout" svg:width="2.4cm" svg:height="1.499cm" svg:x="1.898cm" svg:y="13.1cm">
          <text:p text:style-name="P1">Projecto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101cm" svg:y1="11.999cm" svg:x2="3.098cm" svg:y2="13.1cm" draw:start-shape="id6" draw:start-glue-point="2" draw:end-shape="id7" draw:end-glue-point="0" svg:d="M3101 11999v550h-3v551" svg:viewBox="0 0 4 1102">
          <text:p text:style-name="P2"><text:span text:style-name="T1">HDMI</text:span></text:p>
          <text:p text:style-name="P2"><text:span text:style-name="T1"/></text:p>
        </draw:connector>
        <draw:connector draw:style-name="gr2" draw:text-style-name="P3" draw:layer="layout" draw:line-skew="0.401cm" svg:x1="13.6cm" svg:y1="6.099cm" svg:x2="3.2cm" svg:y2="6.099cm" draw:start-shape="id3" draw:start-glue-point="2" draw:end-shape="id2" draw:end-glue-point="2" svg:d="M13600 6099v901h-10400v-901" svg:viewBox="0 0 10401 902">
          <text:p text:style-name="P2"><text:span text:style-name="T1">configuration/geometries (?)</text:span></text:p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9-07-25T19:55:56.195322022</meta:creation-date>
    <dc:date>2019-07-26T22:06:54.967130931</dc:date>
    <dc:creator>Florian Echtler</dc:creator>
    <meta:editing-duration>P1DT1H26M19S</meta:editing-duration>
    <meta:editing-cycles>11</meta:editing-cycles>
    <meta:generator>LibreOffice/6.0.7.3$Linux_X86_64 LibreOffice_project/00m0$Build-3</meta:generator>
    <meta:document-statistic meta:object-count="40"/>
  </office:meta>
</office:document-meta>
</file>